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000000008951DEC240C911A4F.png" manifest:media-type="image/png"/>
  <manifest:file-entry manifest:full-path="Pictures/1000000000000010000000082C2AEED7100226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07cm" svg:stroke-color="#808080" draw:stroke-linejoin="miter" svg:stroke-linecap="butt" draw:fill="none" fo:padding-top="0.003cm" fo:padding-bottom="0.003cm" fo:padding-left="0.003cm" fo:padding-right="0.003cm"/>
    </style:style>
    <style:style style:name="gr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1.4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61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1.566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8pt" style:font-size-complex="8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color="#000000" style:font-name="Liberation Serif" fo:font-size="8pt" style:font-size-asian="10pt" style:font-size-complex="10pt"/>
    </style:style>
    <style:style style:name="P12" style:family="paragraph">
      <style:text-properties fo:font-size="6pt" style:font-size-asian="6pt" style:font-size-complex="6pt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8pt" style:font-size-asian="8pt" style:font-name-complex="Nimbus Roman No9 L1" style:font-size-complex="8pt"/>
    </style:style>
    <style:style style:name="T4" style:family="text">
      <style:text-properties fo:color="#000000" style:font-name="Liberation Serif" fo:font-size="6pt" style:font-size-asian="10pt" style:font-name-complex="Computer Modern1" style:font-size-complex="10pt"/>
    </style:style>
    <style:style style:name="T5" style:family="text">
      <style:text-properties fo:color="#262626" style:font-name="Liberation Serif" fo:font-size="6pt" style:font-size-asian="10pt" style:font-name-complex="Nimbus Roman No9 L1" style:font-size-complex="10pt"/>
    </style:style>
    <style:style style:name="T6" style:family="text">
      <style:text-properties fo:color="#000000" style:font-name="Liberation Serif" fo:font-size="8pt" style:font-size-asian="10pt" style:font-name-complex="Nimbus Roman No9 L1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polygon draw:style-name="gr4" draw:text-style-name="P6" draw:layer="layout" svg:width="2.925cm" svg:height="1.588cm" svg:x="7.083cm" svg:y="1.621cm" svg:viewBox="0 0 2926 1589" draw:points="0,0 2926,0 2926,1589 0,1589">
          <text:p/>
        </draw:polygon>
        <draw:frame draw:style-name="gr5" draw:text-style-name="P7" draw:layer="layout" svg:width="2.925cm" svg:height="1.589cm" svg:x="7.084cm" svg:y="1.62cm">
          <draw:image xlink:href="Pictures/1000000000000010000000082C2AEED7100226AC.png" xlink:type="simple" xlink:show="embed" xlink:actuate="onLoad" loext:mime-type="image/png">
            <text:p/>
          </draw:image>
        </draw:frame>
        <draw:path draw:style-name="gr6" draw:text-style-name="P7" draw:layer="layout" svg:width="1.524cm" svg:height="1.588cm" svg:x="7.814cm" svg:y="1.621cm" svg:viewBox="0 0 1525 1589" svg:d="M0 0v102M763 0v102M1525 0v102M0 1589v-102M763 1589v-102M1525 1589v-102">
          <text:p/>
        </draw:path>
        <draw:path draw:style-name="gr6" draw:text-style-name="P7" draw:layer="layout" svg:width="2.925cm" svg:height="0.695cm" svg:x="7.083cm" svg:y="2.068cm" svg:viewBox="0 0 2926 696" svg:d="M0 0h150M0 696h150M2926 0h-150M2926 696h-150">
          <text:p/>
        </draw:path>
        <draw:polygon draw:style-name="gr7" draw:text-style-name="P7" draw:layer="layout" svg:width="2.925cm" svg:height="1.588cm" svg:x="7.083cm" svg:y="1.621cm" svg:viewBox="0 0 2926 1589" draw:points="0,0 0,1589 2926,1589 2926,0">
          <text:p/>
        </draw:polygon>
        <draw:frame draw:style-name="gr8" draw:text-style-name="P9" draw:layer="layout" svg:width="0.595cm" svg:height="0.314cm" svg:x="5.934cm" svg:y="1.062cm">
          <draw:text-box>
            <text:p text:style-name="P8"><text:span text:style-name="T3">S1</text:span></text:p>
          </draw:text-box>
        </draw:frame>
        <draw:frame draw:style-name="gr9" draw:text-style-name="P10" draw:layer="layout" svg:width="0.35cm" svg:height="0.239cm" svg:x="7.651cm" svg:y="3.226cm">
          <draw:text-box>
            <text:p text:style-name="P8"><text:span text:style-name="T4">100</text:span></text:p>
          </draw:text-box>
        </draw:frame>
        <draw:frame draw:style-name="gr9" draw:text-style-name="P10" draw:layer="layout" svg:width="0.35cm" svg:height="0.239cm" svg:x="8.413cm" svg:y="3.226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9.175cm" svg:y="3.226cm">
          <draw:text-box>
            <text:p text:style-name="P8"><text:span text:style-name="T4">300</text:span></text:p>
          </draw:text-box>
        </draw:frame>
        <draw:frame draw:style-name="gr9" draw:text-style-name="P10" draw:layer="layout" svg:width="0.35cm" svg:height="0.239cm" svg:x="6.732cm" svg:y="1.992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6.732cm" svg:y="2.686cm">
          <draw:text-box>
            <text:p text:style-name="P8"><text:span text:style-name="T4">400</text:span></text:p>
          </draw:text-box>
        </draw:frame>
        <draw:frame draw:style-name="gr10" draw:text-style-name="P10" draw:layer="layout" svg:width="0.853cm" svg:height="0.239cm" svg:x="7.847cm" svg:y="3.506cm">
          <draw:text-box>
            <text:p text:style-name="P8"><text:span text:style-name="T5">Time [µs]</text:span></text:p>
          </draw:text-box>
        </draw:frame>
        <draw:polygon draw:style-name="gr4" draw:text-style-name="P6" draw:layer="layout" svg:width="2.925cm" svg:height="1.588cm" svg:x="7.081cm" svg:y="4.421cm" svg:viewBox="0 0 2926 1589" draw:points="0,0 2926,0 2926,1589 0,1589">
          <text:p/>
        </draw:polygon>
        <draw:frame draw:style-name="gr5" draw:text-style-name="P7" draw:layer="layout" svg:width="2.925cm" svg:height="1.589cm" svg:x="7.082cm" svg:y="4.42cm">
          <draw:image xlink:href="Pictures/100000000000001000000008951DEC240C911A4F.png" xlink:type="simple" xlink:show="embed" xlink:actuate="onLoad" loext:mime-type="image/png">
            <text:p/>
          </draw:image>
        </draw:frame>
        <draw:frame draw:style-name="gr11" draw:text-style-name="P10" draw:layer="layout" svg:width="1.446cm" svg:height="0.35cm" draw:transform="rotate (1.5707963267949) translate (6.375cm 3.097cm)">
          <draw:text-box>
            <text:p text:style-name="P8"><text:span text:style-name="T5">Frequency [kHz]</text:span></text:p>
          </draw:text-box>
        </draw:frame>
        <draw:path draw:style-name="gr6" draw:text-style-name="P7" draw:layer="layout" svg:width="1.524cm" svg:height="1.588cm" svg:x="7.812cm" svg:y="4.421cm" svg:viewBox="0 0 1525 1589" svg:d="M0 0v102M762 0v102M1525 0v102M0 1589v-102M762 1589v-102M1525 1589v-102">
          <text:p/>
        </draw:path>
        <draw:path draw:style-name="gr6" draw:text-style-name="P7" draw:layer="layout" svg:width="2.925cm" svg:height="0.695cm" svg:x="7.081cm" svg:y="4.868cm" svg:viewBox="0 0 2926 696" svg:d="M0 0h150M0 696h150M2926 0h-150M2926 696h-150">
          <text:p/>
        </draw:path>
        <draw:polygon draw:style-name="gr7" draw:text-style-name="P7" draw:layer="layout" svg:width="2.925cm" svg:height="1.588cm" svg:x="7.081cm" svg:y="4.421cm" svg:viewBox="0 0 2926 1589" draw:points="0,0 0,1589 2926,1589 2926,0">
          <text:p/>
        </draw:polygon>
        <draw:frame draw:style-name="gr12" draw:text-style-name="P11" draw:layer="layout" svg:width="0.612cm" svg:height="0.314cm" svg:x="6.052cm" svg:y="3.862cm">
          <draw:text-box>
            <text:p text:style-name="P8"><text:span text:style-name="T6">S2</text:span></text:p>
          </draw:text-box>
        </draw:frame>
        <draw:frame draw:style-name="gr9" draw:text-style-name="P10" draw:layer="layout" svg:width="0.35cm" svg:height="0.239cm" svg:x="7.649cm" svg:y="6.026cm">
          <draw:text-box>
            <text:p text:style-name="P8"><text:span text:style-name="T4">100</text:span></text:p>
          </draw:text-box>
        </draw:frame>
        <draw:frame draw:style-name="gr9" draw:text-style-name="P10" draw:layer="layout" svg:width="0.35cm" svg:height="0.239cm" svg:x="8.411cm" svg:y="6.026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9.173cm" svg:y="6.026cm">
          <draw:text-box>
            <text:p text:style-name="P8"><text:span text:style-name="T4">300</text:span></text:p>
          </draw:text-box>
        </draw:frame>
        <draw:frame draw:style-name="gr9" draw:text-style-name="P10" draw:layer="layout" svg:width="0.35cm" svg:height="0.239cm" svg:x="6.73cm" svg:y="4.792cm">
          <draw:text-box>
            <text:p text:style-name="P8"><text:span text:style-name="T4">200</text:span></text:p>
          </draw:text-box>
        </draw:frame>
        <draw:frame draw:style-name="gr9" draw:text-style-name="P10" draw:layer="layout" svg:width="0.35cm" svg:height="0.239cm" svg:x="6.73cm" svg:y="5.486cm">
          <draw:text-box>
            <text:p text:style-name="P8"><text:span text:style-name="T4">400</text:span></text:p>
          </draw:text-box>
        </draw:frame>
        <draw:frame draw:style-name="gr10" draw:text-style-name="P10" draw:layer="layout" svg:width="0.853cm" svg:height="0.239cm" svg:x="8.144cm" svg:y="6.306cm">
          <draw:text-box>
            <text:p text:style-name="P8"><text:span text:style-name="T5">Time [µs]</text:span></text:p>
          </draw:text-box>
        </draw:frame>
        <draw:frame draw:style-name="gr11" draw:text-style-name="P10" draw:layer="layout" svg:width="1.446cm" svg:height="0.35cm" draw:transform="rotate (1.5707963267949) translate (6.373cm 5.897cm)">
          <draw:text-box>
            <text:p text:style-name="P8"><text:span text:style-name="T5">Frequency [kHz]</text:span></text:p>
          </draw:text-box>
        </draw:frame>
        <draw:frame draw:style-name="gr13" draw:text-style-name="P13" draw:layer="layout" svg:width="5.253cm" svg:height="1.566cm" svg:x="6.812cm" svg:y="6.995cm">
          <draw:text-box>
            <text:p text:style-name="P12"><text:span text:style-name="T7">Sampling frequency = 10 MHz</text:span></text:p>
            <text:p text:style-name="P12"><text:span text:style-name="T7">FFT length = 32 samples</text:span></text:p>
            <text:p text:style-name="P12"><text:span text:style-name="T8">Windowing = Blackman</text:span></text:p>
            <text:p text:style-name="P12"><text:span text:style-name="T7">Overlap = 8 samples</text:span></text:p>
            <text:p text:style-name="P12"><text:span text:style-name="T7">Frequency range = 100kHz - 500kHz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19:34.283707936</dc:date>
    <meta:editing-duration>PT5H17M29S</meta:editing-duration>
    <meta:editing-cycles>91</meta:editing-cycles>
    <meta:document-statistic meta:object-count="30"/>
  </office:meta>
</office:document-meta>
</file>